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3"/>
        <table:table-column table:style-name="co9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>
            <text:p>ZASÓB</text:p>
          </table:table-cell>
          <table:table-cell table:style-name="ce2" office:value-type="string">
            <text:p>CZAS [min.]</text:p>
          </table:table-cell>
          <table:table-cell table:style-name="ce2" office:value-type="string">
            <text:p>MAX na dzień</text:p>
          </table:table-cell>
          <table:table-cell table:style-name="ce2" office:value-type="string">
            <text:p>ILE NA DZIEŃ</text:p>
          </table:table-cell>
          <table:table-cell table:style-name="ce2" office:value-type="string">
            <text:p>1 ZBIÓR</text:p>
          </table:table-cell>
          <table:table-cell table:style-name="ce2" office:value-type="string">
            <text:p>ZBIÓR NA DZIEŃ</text:p>
          </table:table-cell>
          <table:table-cell table:style-name="ce2" office:value-type="string">
            <text:p>ŚLADY UFO</text:p>
          </table:table-cell>
          <table:table-cell table:style-name="ce2" office:value-type="string">
            <text:p>OBIEKTY</text:p>
          </table:table-cell>
          <table:table-cell table:style-name="ce2" office:value-type="string">
            <text:p>NA DZIEŃ</text:p>
          </table:table-cell>
          <table:table-cell table:style-name="ce2"/>
          <table:table-cell table:style-name="ce2" office:value-type="string">
            <text:p>EVENTY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string">
            <text:p>WIŚNIE</text:p>
          </table:table-cell>
          <table:table-cell office:value-type="float" office:value="720">
            <text:p>720</text:p>
          </table:table-cell>
          <table:table-cell table:style-name="ce3" table:formula="of:=24*60/[.C4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90">
            <text:p>590</text:p>
          </table:table-cell>
          <table:table-cell table:style-name="ce3" table:formula="of:=[.E4]*[.F4]" office:value-type="float" office:value="1180">
            <text:p>1180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table:formula="of:=[.E4]*[.H4]*[.I4]" office:value-type="float" office:value="864">
            <text:p>864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MIGDAŁY</text:p>
          </table:table-cell>
          <table:table-cell office:value-type="float" office:value="480">
            <text:p>480</text:p>
          </table:table-cell>
          <table:table-cell table:style-name="ce3" table:formula="of:=24*60/[.C5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table:style-name="ce3" table:formula="of:=[.E5]*[.F5]" office:value-type="float" office:value="915">
            <text:p>91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formula="of:=[.E5]*[.H5]*[.I5]" office:value-type="float" office:value="348">
            <text:p>348</text:p>
          </table:table-cell>
          <table:table-cell/>
          <table:table-cell table:style-name="ce6" office:value-type="string">
            <text:p>UFO</text:p>
          </table:table-cell>
          <table:table-cell table:style-name="ce2" office:value-type="string">
            <text:p>3*</text:p>
          </table:table-cell>
          <table:table-cell table:style-name="ce2" office:value-type="string">
            <text:p>4*</text:p>
          </table:table-cell>
          <table:table-cell table:style-name="ce2" office:value-type="string">
            <text:p>5*</text:p>
          </table:table-cell>
        </table:table-row>
        <table:table-row table:style-name="ro1">
          <table:table-cell/>
          <table:table-cell office:value-type="string">
            <text:p>MLEKO</text:p>
          </table:table-cell>
          <table:table-cell office:value-type="float" office:value="420">
            <text:p>420</text:p>
          </table:table-cell>
          <table:table-cell table:style-name="ce3" table:formula="of:=24*60/[.C6]" office:value-type="float" office:value="3.42857142857143">
            <text:p>3,43</text:p>
          </table:table-cell>
          <table:table-cell office:value-type="float" office:value="3">
            <text:p>3</text:p>
          </table:table-cell>
          <table:table-cell office:value-type="float" office:value="845">
            <text:p>845</text:p>
          </table:table-cell>
          <table:table-cell table:style-name="ce3" table:formula="of:=[.E6]*[.F6]" office:value-type="float" office:value="2535">
            <text:p>2535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table:formula="of:=[.E6]*[.H6]*[.I6]" office:value-type="float" office:value="909">
            <text:p>909</text:p>
          </table:table-cell>
          <table:table-cell/>
          <table:table-cell table:style-name="ce5" office:value-type="string">
            <text:p>1. Kuku</text:p>
          </table:table-cell>
          <table:table-cell table:style-name="ce2" office:value-type="float" office:value="5100">
            <text:p>5100</text:p>
          </table:table-cell>
          <table:table-cell table:style-name="ce2" office:value-type="float" office:value="8000">
            <text:p>8000</text:p>
          </table:table-cell>
          <table:table-cell table:style-name="ce2" office:value-type="float" office:value="12000">
            <text:p>12000</text:p>
          </table:table-cell>
        </table:table-row>
        <table:table-row table:style-name="ro1">
          <table:table-cell/>
          <table:table-cell office:value-type="string">
            <text:p>PSZENICA</text:p>
          </table:table-cell>
          <table:table-cell office:value-type="float" office:value="360">
            <text:p>360</text:p>
          </table:table-cell>
          <table:table-cell table:style-name="ce3" table:formula="of:=24*60/[.C7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table:style-name="ce3" table:formula="of:=[.E7]*[.F7]" office:value-type="float" office:value="430">
            <text:p>43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E7]*[.H7]*[.I7]" office:value-type="float" office:value="425">
            <text:p>425</text:p>
          </table:table-cell>
          <table:table-cell office:value-type="string">
            <text:p>?</text:p>
          </table:table-cell>
          <table:table-cell table:style-name="ce5" office:value-type="string">
            <text:p>2. Części UFO</text:p>
          </table:table-cell>
          <table:table-cell table:style-name="ce2" office:value-type="float" office:value="7650">
            <text:p>7650</text:p>
          </table:table-cell>
          <table:table-cell table:style-name="ce2" office:value-type="float" office:value="13500">
            <text:p>13500</text:p>
          </table:table-cell>
          <table:table-cell table:style-name="ce2" office:value-type="float" office:value="20250">
            <text:p>20250</text:p>
          </table:table-cell>
        </table:table-row>
        <table:table-row table:style-name="ro1">
          <table:table-cell/>
          <table:table-cell office:value-type="string">
            <text:p>PIÓRA</text:p>
          </table:table-cell>
          <table:table-cell office:value-type="float" office:value="180">
            <text:p>180</text:p>
          </table:table-cell>
          <table:table-cell table:style-name="ce3" table:formula="of:=24*60/[.C8]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table:style-name="ce3" table:formula="of:=[.E8]*[.F8]" office:value-type="float" office:value="1236">
            <text:p>123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E8]*[.H8]*[.I8]" office:value-type="float" office:value="264">
            <text:p>264</text:p>
          </table:table-cell>
          <table:table-cell/>
          <table:table-cell table:style-name="ce5" office:value-type="string">
            <text:p>3. Świnie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6700">
            <text:p>6700</text:p>
          </table:table-cell>
          <table:table-cell table:style-name="ce2" office:value-type="float" office:value="10000">
            <text:p>10000</text:p>
          </table:table-cell>
        </table:table-row>
        <table:table-row table:style-name="ro1">
          <table:table-cell/>
          <table:table-cell office:value-type="string">
            <text:p>JABŁKA</text:p>
          </table:table-cell>
          <table:table-cell office:value-type="float" office:value="180">
            <text:p>180</text:p>
          </table:table-cell>
          <table:table-cell table:style-name="ce3" table:formula="of:=24*60/[.C9]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style-name="ce3" table:formula="of:=[.E9]*[.F9]" office:value-type="float" office:value="5718">
            <text:p>571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formula="of:=[.E9]*[.H9]*[.I9]" office:value-type="float" office:value="528">
            <text:p>528</text:p>
          </table:table-cell>
          <table:table-cell/>
          <table:table-cell table:style-name="ce5" office:value-type="string">
            <text:p>4. Zdjęcia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75000">
            <text:p>175000</text:p>
          </table:table-cell>
        </table:table-row>
        <table:table-row table:style-name="ro1">
          <table:table-cell/>
          <table:table-cell office:value-type="string">
            <text:p>SER</text:p>
          </table:table-cell>
          <table:table-cell office:value-type="float" office:value="120">
            <text:p>120</text:p>
          </table:table-cell>
          <table:table-cell table:style-name="ce3" table:formula="of:=24*60/[.C10]"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style-name="ce3" table:formula="of:=[.E10]*[.F10]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[.E10]*[.H10]*[.I10]" office:value-type="float" office:value="1160">
            <text:p>1160</text:p>
          </table:table-cell>
          <table:table-cell/>
          <table:table-cell table:style-name="ce5" office:value-type="string">
            <text:p>5. Migdały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350">
            <text:p>1350</text:p>
          </table:table-cell>
        </table:table-row>
        <table:table-row table:style-name="ro1">
          <table:table-cell/>
          <table:table-cell office:value-type="string">
            <text:p>ROSZPONKA</text:p>
          </table:table-cell>
          <table:table-cell office:value-type="float" office:value="120">
            <text:p>120</text:p>
          </table:table-cell>
          <table:table-cell table:style-name="ce3" table:formula="of:=24*60/[.C11]" office:value-type="float" office:value="12">
            <text:p>12</text:p>
          </table:table-cell>
          <table:table-cell table:number-columns-repeated="2"/>
          <table:table-cell table:style-name="ce3" table:formula="of:=[.E11]*[.F11]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formula="of:=[.E11]*[.H11]*[.I11]" office:value-type="float" office:value="0">
            <text:p>0</text:p>
          </table:table-cell>
          <table:table-cell/>
          <table:table-cell table:style-name="ce5" office:value-type="string">
            <text:p>6. Ślady UFO</text:p>
          </table:table-cell>
          <table:table-cell table:style-name="ce2" office:value-type="float" office:value="8160">
            <text:p>8160</text:p>
          </table:table-cell>
          <table:table-cell table:style-name="ce2" office:value-type="float" office:value="20040">
            <text:p>20040</text:p>
          </table:table-cell>
          <table:table-cell table:style-name="ce2" office:value-type="float" office:value="33600">
            <text:p>33600</text:p>
          </table:table-cell>
        </table:table-row>
        <table:table-row table:style-name="ro1">
          <table:table-cell table:style-name="ce1" office:value-type="string">
            <text:p>*</text:p>
          </table:table-cell>
          <table:table-cell office:value-type="string">
            <text:p>HUMUS</text:p>
          </table:table-cell>
          <table:table-cell office:value-type="float" office:value="90">
            <text:p>90</text:p>
          </table:table-cell>
          <table:table-cell table:style-name="ce3" table:formula="of:=24*60/[.C12]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3" table:formula="of:=[.E12]*[.F12]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E12]*[.H12]*[.I12]" office:value-type="float" office:value="352">
            <text:p>352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ŚWINIE</text:p>
          </table:table-cell>
          <table:table-cell office:value-type="float" office:value="70">
            <text:p>70</text:p>
          </table:table-cell>
          <table:table-cell table:style-name="ce3" table:formula="of:=24*60/[.C13]" office:value-type="float" office:value="20.5714285714286">
            <text:p>20,57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table:style-name="ce3" table:formula="of:=[.E13]*[.F13]" office:value-type="float" office:value="3150">
            <text:p>315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[.E13]*[.H13]*[.I13]" office:value-type="float" office:value="420">
            <text:p>420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MNISZEK</text:p>
          </table:table-cell>
          <table:table-cell office:value-type="float" office:value="60">
            <text:p>60</text:p>
          </table:table-cell>
          <table:table-cell table:style-name="ce3" table:formula="of:=24*60/[.C14]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table:style-name="ce3" table:formula="of:=[.E14]*[.F14]" office:value-type="float" office:value="604">
            <text:p>60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formula="of:=[.E14]*[.H14]*[.I14]" office:value-type="float" office:value="190">
            <text:p>190</text:p>
          </table:table-cell>
          <table:table-cell office:value-type="string">
            <text:p>?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BRZOSKWINIE</text:p>
          </table:table-cell>
          <table:table-cell office:value-type="float" office:value="60">
            <text:p>60</text:p>
          </table:table-cell>
          <table:table-cell table:style-name="ce3" table:formula="of:=24*60/[.C15]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style-name="ce3" table:formula="of:=[.E15]*[.F15]" office:value-type="float" office:value="2100">
            <text:p>21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15]*[.H15]*[.I15]" office:value-type="float" office:value="150">
            <text:p>150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 table:style-name="ce1" office:value-type="string">
            <text:p>*</text:p>
          </table:table-cell>
          <table:table-cell office:value-type="string">
            <text:p>NAWÓZ</text:p>
          </table:table-cell>
          <table:table-cell office:value-type="float" office:value="34">
            <text:p>34</text:p>
          </table:table-cell>
          <table:table-cell table:style-name="ce3" table:formula="of:=24*60/[.C16]" office:value-type="float" office:value="42.3529411764706">
            <text:p>42,3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style-name="ce3" table:formula="of:=[.E16]*[.F16]"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16]*[.H16]*[.I16]" office:value-type="float" office:value="324">
            <text:p>324</text:p>
          </table:table-cell>
          <table:table-cell office:value-type="string">
            <text:p>?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KAPUSTA</text:p>
          </table:table-cell>
          <table:table-cell office:value-type="float" office:value="30">
            <text:p>30</text:p>
          </table:table-cell>
          <table:table-cell table:style-name="ce3" table:formula="of:=24*60/[.C17]"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table:style-name="ce3" table:formula="of:=[.E17]*[.F17]" office:value-type="float" office:value="482">
            <text:p>4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7]*[.H17]*[.I17]" office:value-type="float" office:value="80">
            <text:p>80</text:p>
          </table:table-cell>
          <table:table-cell office:value-type="string">
            <text:p>?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JAJKA</text:p>
          </table:table-cell>
          <table:table-cell office:value-type="float" office:value="6.5">
            <text:p>6,5</text:p>
          </table:table-cell>
          <table:table-cell table:style-name="ce3" table:formula="of:=24*60/[.C18]" office:value-type="float" office:value="221.538461538462">
            <text:p>221,54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table:style-name="ce3" table:formula="of:=[.E18]*[.F18]" office:value-type="float" office:value="4680">
            <text:p>468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E18]*[.H18]*[.I18]" office:value-type="float" office:value="300">
            <text:p>300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KUKURYDZA</text:p>
          </table:table-cell>
          <table:table-cell office:value-type="float" office:value="2">
            <text:p>2</text:p>
          </table:table-cell>
          <table:table-cell table:style-name="ce3" table:formula="of:=24*60/[.C19]" office:value-type="float" office:value="720">
            <text:p>720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table:style-name="ce3" table:formula="of:=[.E19]*[.F19]"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19]*[.H19]*[.I19]" office:value-type="float" office:value="150">
            <text:p>150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KWIATKI</text:p>
          </table:table-cell>
          <table:table-cell office:value-type="float" office:value="1">
            <text:p>1</text:p>
          </table:table-cell>
          <table:table-cell table:style-name="ce3" table:formula="of:=24*60/[.C20]" office:value-type="float" office:value="1440">
            <text:p>144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style-name="ce3" table:formula="of:=[.E20]*[.F20]"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0]*[.H20]*[.I20]" office:value-type="float" office:value="100">
            <text:p>100</text:p>
          </table:table-cell>
          <table:table-cell/>
          <table:table-cell table:style-name="ce5"/>
          <table:table-cell table:style-name="ce2"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table:style-name="ce5"/>
          <table:table-cell table:style-name="ce2" table:number-columns-repeated="3"/>
        </table:table-row>
        <table:table-row table:style-name="ro1">
          <table:table-cell/>
          <table:table-cell office:value-type="string">
            <text:p>WODA</text:p>
          </table:table-cell>
          <table:table-cell office:value-type="float" office:value="300">
            <text:p>300</text:p>
          </table:table-cell>
          <table:table-cell table:style-name="ce3" table:formula="of:=24*60/[.C22]" office:value-type="float" office:value="4.8">
            <text:p>4,8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style-name="ce3" table:formula="of:=[.E22]*[.F22]" office:value-type="float" office:value="1020">
            <text:p>102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E22]*[.H22]*[.I22]" office:value-type="float" office:value="300">
            <text:p>3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>
            <text:p>KARMA DLA KUR</text:p>
          </table:table-cell>
          <table:table-cell office:value-type="float" office:value="1.03">
            <text:p>1,03</text:p>
          </table:table-cell>
          <table:table-cell table:style-name="ce3" table:formula="of:=24*60/[.C23]" office:value-type="float" office:value="1398.05825242718">
            <text:p>1398,0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3" table:formula="of:=[.E23]*[.F23]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table:formula="of:=[.E23]*[.H23]*[.I23]"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ŚWIŃ</text:p>
          </table:table-cell>
          <table:table-cell office:value-type="float" office:value="9">
            <text:p>9</text:p>
          </table:table-cell>
          <table:table-cell table:style-name="ce3" table:formula="of:=24*60/[.C24]"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ce3" table:formula="of:=[.E24]*[.F24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24]*[.H24]*[.I24]" office:value-type="float" office:value="80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ÓZ</text:p>
          </table:table-cell>
          <table:table-cell office:value-type="float" office:value="16.33">
            <text:p>16,33</text:p>
          </table:table-cell>
          <table:table-cell table:style-name="ce3" table:formula="of:=24*60/[.C25]" office:value-type="float" office:value="88.1812614819351">
            <text:p>88,1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style-name="ce3" table:formula="of:=[.E25]*[.F25]"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25]*[.H25]*[.I25]" office:value-type="float" office:value="160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ACZEK</text:p>
          </table:table-cell>
          <table:table-cell office:value-type="float" office:value="24.5">
            <text:p>24,5</text:p>
          </table:table-cell>
          <table:table-cell table:style-name="ce3" table:formula="of:=24*60/[.C26]" office:value-type="float" office:value="58.7755102040816">
            <text:p>58,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" table:formula="of:=[.E26]*[.F26]"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26]*[.H26]*[.I26]" office:value-type="float" office:value="48">
            <text:p>4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RÓW</text:p>
          </table:table-cell>
          <table:table-cell office:value-type="float" office:value="55">
            <text:p>55</text:p>
          </table:table-cell>
          <table:table-cell table:style-name="ce3" table:formula="of:=24*60/[.C27]" office:value-type="float" office:value="26.1818181818182">
            <text:p>26,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" table:formula="of:=[.E27]*[.F27]"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E27]*[.H27]*[.I27]" office:value-type="float" office:value="153">
            <text:p>1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>
            <text:p>CYTRUSY</text:p>
          </table:table-cell>
          <table:table-cell office:value-type="float" office:value="480">
            <text:p>480</text:p>
          </table:table-cell>
          <table:table-cell table:style-name="ce3" table:formula="of:=24*60/[.C29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3" table:formula="of:=[.E29]*[.F30]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formula="of:=[.E29]*[.H29]*[.I29]"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WKI</text:p>
          </table:table-cell>
          <table:table-cell office:value-type="float" office:value="480">
            <text:p>480</text:p>
          </table:table-cell>
          <table:table-cell table:style-name="ce3" table:formula="of:=24*60/[.C30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3" table:formula="of:=[.E30]*[.F31]"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formula="of:=[.E30]*[.H30]*[.I30]" office:value-type="float" office:value="116">
            <text:p>116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ŚMIN</text:p>
          </table:table-cell>
          <table:table-cell office:value-type="float" office:value="240">
            <text:p>240</text:p>
          </table:table-cell>
          <table:table-cell table:style-name="ce3" table:formula="of:=24*60/[.C31]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table:formula="of:=[.E31]*[.F32]" office:value-type="float" office:value="120">
            <text:p>120</text:p>
          </table:table-cell>
          <table:table-cell/>
          <table:table-cell office:value-type="float" office:value="1">
            <text:p>1</text:p>
          </table:table-cell>
          <table:table-cell table:formula="of:=[.E31]*[.H31]*[.I3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KAO</text:p>
          </table:table-cell>
          <table:table-cell office:value-type="float" office:value="120">
            <text:p>120</text:p>
          </table:table-cell>
          <table:table-cell table:style-name="ce3" table:formula="of:=24*60/[.C32]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style-name="ce3" table:formula="of:=[.E32]*[.F33]"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[.E32]*[.H32]*[.I3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ANILIA</text:p>
          </table:table-cell>
          <table:table-cell office:value-type="float" office:value="60">
            <text:p>60</text:p>
          </table:table-cell>
          <table:table-cell table:style-name="ce3" table:formula="of:=24*60/[.C33]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3" table:formula="of:=[.E33]*[.F34]" office:value-type="float" office:value="240">
            <text:p>240</text:p>
          </table:table-cell>
          <table:table-cell/>
          <table:table-cell office:value-type="float" office:value="1">
            <text:p>1</text:p>
          </table:table-cell>
          <table:table-cell table:formula="of:=[.E33]*[.H33]*[.I33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OES</text:p>
          </table:table-cell>
          <table:table-cell office:value-type="float" office:value="30">
            <text:p>30</text:p>
          </table:table-cell>
          <table:table-cell table:style-name="ce3" table:formula="of:=24*60/[.C34]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3" table:formula="of:=[.E34]*[.F3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E34]*[.H34]*[.I3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AWENDA</text:p>
          </table:table-cell>
          <table:table-cell office:value-type="float" office:value="10">
            <text:p>10</text:p>
          </table:table-cell>
          <table:table-cell table:style-name="ce3" table:formula="of:=24*60/[.C35]"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3" table:formula="of:=[.E35]*[.F35]"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35]*[.H35]*[.I35]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SUMA</text:p>
          </table:table-cell>
          <table:table-cell table:formula="of:=SUM([.J4:.J35])" office:value-type="float" office:value="7545">
            <text:p>754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>
            <text:p>ZASÓB</text:p>
          </table:table-cell>
          <table:table-cell table:style-name="ce2" office:value-type="string">
            <text:p>ILE NA DZIEŃ</text:p>
          </table:table-cell>
          <table:table-cell table:style-name="ce2" office:value-type="string">
            <text:p>OBIEKTY</text:p>
          </table:table-cell>
          <table:table-cell table:style-name="ce2" office:value-type="string">
            <text:p>PIZZA</text:p>
          </table:table-cell>
          <table:table-cell table:style-name="ce2" office:value-type="string">
            <text:p>NA DZIEŃ</text:p>
          </table:table-cell>
          <table:table-cell table:style-name="ce2" office:value-type="string">
            <text:p>FRYTKI</text:p>
          </table:table-cell>
          <table:table-cell table:style-name="ce2" office:value-type="string">
            <text:p>NA DZIEŃ</text:p>
          </table:table-cell>
          <table:table-cell office:value-type="string">
            <text:p>HOT DOGI</text:p>
          </table:table-cell>
          <table:table-cell table:style-name="ce2" office:value-type="string">
            <text:p>NA DZIEŃ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IŚNIE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3" table:formula="of:=[.$C39]*[.$D39]*[.E39]" office:value-type="float" office:value="0">
            <text:p>0</text:p>
          </table:table-cell>
          <table:table-cell office:value-type="float" office:value="720">
            <text:p>720</text:p>
          </table:table-cell>
          <table:table-cell table:style-name="ce3" table:formula="of:=[.$C39]*[.$D39]*[.G39]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f:=[.$C39]*[.$D39]*[.I3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GDAŁ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3" table:formula="of:=[.$C40]*[.$D40]*[.E40]" office:value-type="float" office:value="0">
            <text:p>0</text:p>
          </table:table-cell>
          <table:table-cell office:value-type="float" office:value="480">
            <text:p>480</text:p>
          </table:table-cell>
          <table:table-cell table:style-name="ce3" table:formula="of:=[.$C40]*[.$D40]*[.G40]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f:=[.$C40]*[.$D40]*[.I40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LEKO</text:p>
          </table:table-cell>
          <table:table-cell table:number-columns-repeated="2" office:value-type="float" office:value="3">
            <text:p>3</text:p>
          </table:table-cell>
          <table:table-cell office:value-type="float" office:value="93">
            <text:p>93</text:p>
          </table:table-cell>
          <table:table-cell table:style-name="ce3" table:formula="of:=[.$C41]*[.$D41]*[.E41]" office:value-type="float" office:value="837">
            <text:p>837</text:p>
          </table:table-cell>
          <table:table-cell office:value-type="float" office:value="420">
            <text:p>420</text:p>
          </table:table-cell>
          <table:table-cell table:style-name="ce3" table:formula="of:=[.$C41]*[.$D41]*[.G41]" office:value-type="float" office:value="3780">
            <text:p>3780</text:p>
          </table:table-cell>
          <table:table-cell/>
          <table:table-cell table:formula="of:=[.$C41]*[.$D41]*[.I4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SZENIC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3" table:formula="of:=[.$C42]*[.$D42]*[.E42]" office:value-type="float" office:value="0">
            <text:p>0</text:p>
          </table:table-cell>
          <table:table-cell office:value-type="float" office:value="360">
            <text:p>360</text:p>
          </table:table-cell>
          <table:table-cell table:style-name="ce3" table:formula="of:=[.$C42]*[.$D42]*[.G42]"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$C42]*[.$D42]*[.I4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IÓR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3" table:formula="of:=[.$C43]*[.$D43]*[.E43]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3" table:formula="of:=[.$C43]*[.$D43]*[.G43]" office:value-type="float" office:value="1080">
            <text:p>1080</text:p>
          </table:table-cell>
          <table:table-cell office:value-type="float" office:value="36">
            <text:p>36</text:p>
          </table:table-cell>
          <table:table-cell table:formula="of:=[.$C43]*[.$D43]*[.I43]" office:value-type="float" office:value="216">
            <text:p>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BŁK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style-name="ce3" table:formula="of:=[.$C44]*[.$D44]*[.E44]" office:value-type="float" office:value="480">
            <text:p>480</text:p>
          </table:table-cell>
          <table:table-cell office:value-type="float" office:value="180">
            <text:p>180</text:p>
          </table:table-cell>
          <table:table-cell table:style-name="ce3" table:formula="of:=[.$C44]*[.$D44]*[.G44]" office:value-type="float" office:value="2160">
            <text:p>2160</text:p>
          </table:table-cell>
          <table:table-cell office:value-type="float" office:value="0">
            <text:p>0</text:p>
          </table:table-cell>
          <table:table-cell table:formula="of:=[.$C44]*[.$D44]*[.I4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3" table:formula="of:=[.$C45]*[.$D45]*[.E45]" office:value-type="float" office:value="1080">
            <text:p>1080</text:p>
          </table:table-cell>
          <table:table-cell office:value-type="float" office:value="120">
            <text:p>120</text:p>
          </table:table-cell>
          <table:table-cell table:style-name="ce3" table:formula="of:=[.$C45]*[.$D45]*[.G45]" office:value-type="float" office:value="4800">
            <text:p>4800</text:p>
          </table:table-cell>
          <table:table-cell/>
          <table:table-cell table:formula="of:=[.$C45]*[.$D45]*[.I45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SZPONK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3" table:formula="of:=[.$C46]*[.$D46]*[.E46]"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3" table:formula="of:=[.$C46]*[.$D46]*[.G46]"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[.$C46]*[.$D46]*[.I4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*</text:p>
          </table:table-cell>
          <table:table-cell office:value-type="string">
            <text:p>HUMU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style-name="ce3" table:formula="of:=[.$C47]*[.$D47]*[.E47]"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3" table:formula="of:=[.$C47]*[.$D47]*[.G47]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f:=[.$C47]*[.$D47]*[.I47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ŚWINI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3" table:formula="of:=[.$C48]*[.$D48]*[.E48]" office:value-type="float" office:value="320">
            <text:p>320</text:p>
          </table:table-cell>
          <table:table-cell office:value-type="float" office:value="70">
            <text:p>70</text:p>
          </table:table-cell>
          <table:table-cell table:style-name="ce3" table:formula="of:=[.$C48]*[.$D48]*[.G48]" office:value-type="float" office:value="1400">
            <text:p>1400</text:p>
          </table:table-cell>
          <table:table-cell/>
          <table:table-cell table:formula="of:=[.$C48]*[.$D48]*[.I4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NISZE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3" table:formula="of:=[.$C49]*[.$D49]*[.E49]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3" table:formula="of:=[.$C49]*[.$D49]*[.G49]"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[.$C49]*[.$D49]*[.I4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RZOSKWINI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table:formula="of:=[.$C50]*[.$D50]*[.E50]" office:value-type="float" office:value="140">
            <text:p>140</text:p>
          </table:table-cell>
          <table:table-cell office:value-type="float" office:value="60">
            <text:p>60</text:p>
          </table:table-cell>
          <table:table-cell table:style-name="ce3" table:formula="of:=[.$C50]*[.$D50]*[.G50]"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[.$C50]*[.$D50]*[.I5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*</text:p>
          </table:table-cell>
          <table:table-cell office:value-type="string">
            <text:p>NAWÓZ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table:formula="of:=[.$C51]*[.$D51]*[.E51]" office:value-type="float" office:value="288">
            <text:p>288</text:p>
          </table:table-cell>
          <table:table-cell office:value-type="float" office:value="34">
            <text:p>34</text:p>
          </table:table-cell>
          <table:table-cell table:style-name="ce3" table:formula="of:=[.$C51]*[.$D51]*[.G51]" office:value-type="float" office:value="1224">
            <text:p>1224</text:p>
          </table:table-cell>
          <table:table-cell office:value-type="float" office:value="0">
            <text:p>0</text:p>
          </table:table-cell>
          <table:table-cell table:formula="of:=[.$C51]*[.$D51]*[.I5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PUST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3" table:formula="of:=[.$C52]*[.$D52]*[.E52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3" table:formula="of:=[.$C52]*[.$D52]*[.G52]"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$C52]*[.$D52]*[.I5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JKA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formula="of:=[.$C53]*[.$D53]*[.E53]" office:value-type="float" office:value="300">
            <text:p>300</text:p>
          </table:table-cell>
          <table:table-cell office:value-type="float" office:value="7">
            <text:p>7</text:p>
          </table:table-cell>
          <table:table-cell table:style-name="ce3" table:formula="of:=[.$C53]*[.$D53]*[.G53]" office:value-type="float" office:value="1050">
            <text:p>1050</text:p>
          </table:table-cell>
          <table:table-cell office:value-type="float" office:value="2">
            <text:p>2</text:p>
          </table:table-cell>
          <table:table-cell table:formula="of:=[.$C53]*[.$D53]*[.I53]" office:value-type="float" office:value="300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UKURYDZA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table:formula="of:=[.$C54]*[.$D54]*[.E54]" office:value-type="float" office:value="150">
            <text:p>150</text:p>
          </table:table-cell>
          <table:table-cell office:value-type="float" office:value="2">
            <text:p>2</text:p>
          </table:table-cell>
          <table:table-cell table:style-name="ce3" table:formula="of:=[.$C54]*[.$D54]*[.G54]"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$C54]*[.$D54]*[.I5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WIATKI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table:formula="of:=[.$C55]*[.$D55]*[.E55]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formula="of:=[.$C55]*[.$D55]*[.G55]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$C55]*[.$D55]*[.I55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WIATY – DOL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3" table:formula="of:=[.$C56]*[.$D56]*[.E56]" office:value-type="float" office:value="110">
            <text:p>110</text:p>
          </table:table-cell>
          <table:table-cell office:value-type="float" office:value="250">
            <text:p>250</text:p>
          </table:table-cell>
          <table:table-cell table:style-name="ce3" table:formula="of:=[.$C56]*[.$D56]*[.G56]"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[.$C56]*[.$D56]*[.I56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O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style-name="ce3" table:formula="of:=[.$C57]*[.$D57]*[.E57]" office:value-type="float" office:value="264">
            <text:p>264</text:p>
          </table:table-cell>
          <table:table-cell office:value-type="float" office:value="300">
            <text:p>300</text:p>
          </table:table-cell>
          <table:table-cell table:style-name="ce3" table:formula="of:=[.$C57]*[.$D57]*[.G57]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[.$C57]*[.$D57]*[.I57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U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style-name="ce3" table:formula="of:=[.$C58]*[.$D58]*[.E58]"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3" table:formula="of:=[.$C58]*[.$D58]*[.G58]"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$C58]*[.$D58]*[.I5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ŚWIŃ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table:formula="of:=[.$C59]*[.$D59]*[.E59]" office:value-type="float" office:value="60">
            <text:p>60</text:p>
          </table:table-cell>
          <table:table-cell office:value-type="float" office:value="12">
            <text:p>12</text:p>
          </table:table-cell>
          <table:table-cell table:style-name="ce3" table:formula="of:=[.$C59]*[.$D59]*[.G59]"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[.$C59]*[.$D59]*[.I5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ÓZ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table:formula="of:=[.$C60]*[.$D60]*[.E60]" office:value-type="float" office:value="160">
            <text:p>160</text:p>
          </table:table-cell>
          <table:table-cell office:value-type="float" office:value="17">
            <text:p>17</text:p>
          </table:table-cell>
          <table:table-cell table:style-name="ce3" table:formula="of:=[.$C60]*[.$D60]*[.G60]" office:value-type="float" office:value="680">
            <text:p>680</text:p>
          </table:table-cell>
          <table:table-cell office:value-type="float" office:value="0">
            <text:p>0</text:p>
          </table:table-cell>
          <table:table-cell table:formula="of:=[.$C60]*[.$D60]*[.I60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ACZE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3" table:formula="of:=[.$C61]*[.$D61]*[.E61]"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3" table:formula="of:=[.$C61]*[.$D61]*[.G61]" office:value-type="float" office:value="174">
            <text:p>174</text:p>
          </table:table-cell>
          <table:table-cell office:value-type="float" office:value="0">
            <text:p>0</text:p>
          </table:table-cell>
          <table:table-cell table:formula="of:=[.$C61]*[.$D61]*[.I6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MA DLA KRÓW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3" table:formula="of:=[.$C62]*[.$D62]*[.E62]"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3" table:formula="of:=[.$C62]*[.$D62]*[.G62]" office:value-type="float" office:value="495">
            <text:p>495</text:p>
          </table:table-cell>
          <table:table-cell office:value-type="float" office:value="0">
            <text:p>0</text:p>
          </table:table-cell>
          <table:table-cell table:formula="of:=[.$C62]*[.$D62]*[.I6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/>
          <table:table-cell table:style-name="ce3" table:formula="of:=[.$C63]*[.$D63]*[.E63]" office:value-type="float" office:value="0">
            <text:p>0</text:p>
          </table:table-cell>
          <table:table-cell/>
          <table:table-cell table:style-name="ce3" table:formula="of:=[.$C63]*[.$D63]*[.G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C63]*[.$D63]*[.I63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YTRU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3" table:formula="of:=[.$C64]*[.$D64]*[.E64]" office:value-type="float" office:value="0">
            <text:p>0</text:p>
          </table:table-cell>
          <table:table-cell office:value-type="float" office:value="480">
            <text:p>480</text:p>
          </table:table-cell>
          <table:table-cell table:style-name="ce3" table:formula="of:=[.$C64]*[.$D64]*[.G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C64]*[.$D64]*[.I6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LIWKI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" table:formula="of:=[.$C65]*[.$D65]*[.E65]" office:value-type="float" office:value="0">
            <text:p>0</text:p>
          </table:table-cell>
          <table:table-cell office:value-type="float" office:value="480">
            <text:p>480</text:p>
          </table:table-cell>
          <table:table-cell table:style-name="ce3" table:formula="of:=[.$C65]*[.$D65]*[.G65]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[.$C65]*[.$D65]*[.I65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ŚMI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" table:formula="of:=[.$C66]*[.$D66]*[.E66]" office:value-type="float" office:value="0">
            <text:p>0</text:p>
          </table:table-cell>
          <table:table-cell office:value-type="float" office:value="240">
            <text:p>240</text:p>
          </table:table-cell>
          <table:table-cell table:style-name="ce3" table:formula="of:=[.$C66]*[.$D66]*[.G66]"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[.$C66]*[.$D66]*[.I66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KA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" table:formula="of:=[.$C67]*[.$D67]*[.E67]"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3" table:formula="of:=[.$C67]*[.$D67]*[.G67]"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[.$C67]*[.$D67]*[.I67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ANIL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table:formula="of:=[.$C68]*[.$D68]*[.E68]" office:value-type="float" office:value="42">
            <text:p>42</text:p>
          </table:table-cell>
          <table:table-cell office:value-type="float" office:value="60">
            <text:p>60</text:p>
          </table:table-cell>
          <table:table-cell table:style-name="ce3" table:formula="of:=[.$C68]*[.$D68]*[.G68]" office:value-type="float" office:value="180">
            <text:p>180</text:p>
          </table:table-cell>
          <table:table-cell office:value-type="float" office:value="0">
            <text:p>0</text:p>
          </table:table-cell>
          <table:table-cell table:formula="of:=[.$C68]*[.$D68]*[.I6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O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3" table:formula="of:=[.$C69]*[.$D69]*[.E69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3" table:formula="of:=[.$C69]*[.$D69]*[.G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C69]*[.$D69]*[.I6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AWEND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style-name="ce3" table:formula="of:=[.$C70]*[.$D70]*[.E70]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table:formula="of:=[.$C70]*[.$D70]*[.G70]"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$C70]*[.$D70]*[.I7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>
            <text:p>SUMA</text:p>
          </table:table-cell>
          <table:table-cell table:style-name="ce3" table:formula="of:=SUM([.F39:.F70])" office:value-type="float" office:value="4431">
            <text:p>4431</text:p>
          </table:table-cell>
          <table:table-cell table:style-name="ce1" office:value-type="string">
            <text:p>SUMA</text:p>
          </table:table-cell>
          <table:table-cell table:style-name="ce3" table:formula="of:=SUM([.H39:.H70])" office:value-type="float" office:value="30263">
            <text:p>30263</text:p>
          </table:table-cell>
          <table:table-cell table:style-name="ce1" office:value-type="string">
            <text:p>SUMA</text:p>
          </table:table-cell>
          <table:table-cell table:formula="of:=SUM([.J39:.J70])" office:value-type="float" office:value="516">
            <text:p>516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.03.2020</text:date>, <text:time>23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9H43M12S</meta:editing-duration>
    <meta:editing-cycles>58</meta:editing-cycles>
    <meta:generator>OpenOffice/4.1.3$Win32 OpenOffice.org_project/413m1$Build-9783</meta:generator>
    <dc:date>2020-03-16T23:13:53.96</dc:date>
    <dc:creator>Wojciech Nowakowski</dc:creator>
    <meta:document-statistic meta:table-count="3" meta:cell-count="621" meta:object-count="0"/>
    <meta:user-defined meta:name="Info 1"/>
    <meta:user-defined meta:name="Info 2"/>
    <meta:user-defined meta:name="Info 3"/>
    <meta:user-defined meta:name="Info 4"/>
  </office:meta>
</office:document-meta>
</file>